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3.955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5.085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eeeeee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>
            <text:p>Datum</text:p>
          </table:table-cell>
          <table:table-cell office:value-type="string">
            <text:p>Gino</text:p>
          </table:table-cell>
          <table:table-cell office:value-type="string">
            <text:p>Kommentar</text:p>
          </table:table-cell>
          <table:table-cell table:style-name="ce3" office:value-type="string">
            <text:p>Liam</text:p>
          </table:table-cell>
          <table:table-cell table:style-name="ce3" office:value-type="string">
            <text:p>Kommentar</text:p>
          </table:table-cell>
          <table:table-cell office:value-type="string">
            <text:p>Andras</text:p>
          </table:table-cell>
          <table:table-cell office:value-type="string">
            <text:p>Kommentar</text:p>
          </table:table-cell>
          <table:table-cell table:style-name="ce3" office:value-type="string">
            <text:p>Nikola</text:p>
          </table:table-cell>
          <table:table-cell table:style-name="ce3" office:value-type="string">
            <text:p>Kommentar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4">
            <text:p>24.11.17</text:p>
          </table:table-cell>
          <table:table-cell office:value-type="string">
            <text:p>3 std.</text:p>
          </table:table-cell>
          <table:table-cell office:value-type="string">
            <text:p>Projektspezifiaktion</text:p>
          </table:table-cell>
          <table:table-cell table:style-name="ce3" office:value-type="string">
            <text:p>3 std.</text:p>
          </table:table-cell>
          <table:table-cell table:style-name="ce3" office:value-type="string">
            <text:p>Projektspezifiaktion</text:p>
          </table:table-cell>
          <table:table-cell office:value-type="string">
            <text:p>3 std.</text:p>
          </table:table-cell>
          <table:table-cell office:value-type="string">
            <text:p>Projektspezifiaktion</text:p>
          </table:table-cell>
          <table:table-cell table:style-name="ce3" office:value-type="string">
            <text:p>3 std.</text:p>
          </table:table-cell>
          <table:table-cell table:style-name="ce3" office:value-type="string">
            <text:p>Projektspezifiaktion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5">
            <text:p>25.11.17</text:p>
          </table:table-cell>
          <table:table-cell table:number-columns-repeated="2"/>
          <table:table-cell table:style-name="ce3" table:number-columns-repeated="2"/>
          <table:table-cell office:value-type="string">
            <text:p>4 std.</text:p>
          </table:table-cell>
          <table:table-cell office:value-type="string">
            <text:p>Firebase erwerben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date" office:date-value="2017-11-26">
            <text:p>26.11.17</text:p>
          </table:table-cell>
          <table:table-cell table:number-columns-repeated="2"/>
          <table:table-cell table:style-name="ce3" office:value-type="string">
            <text:p>3 std.</text:p>
          </table:table-cell>
          <table:table-cell table:style-name="ce3" office:value-type="string">
            <text:p>Allgemeines Layout</text:p>
          </table:table-cell>
          <table:table-cell office:value-type="string">
            <text:p>3 std.</text:p>
          </table:table-cell>
          <table:table-cell office:value-type="string">
            <text:p>Firebase Database machen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1-27">
            <text:p>27.11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1-28">
            <text:p>28.11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1-29">
            <text:p>29.11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1-30">
            <text:p>30.11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01">
            <text:p>01.12.17</text:p>
          </table:table-cell>
          <table:table-cell table:number-columns-repeated="2"/>
          <table:table-cell table:style-name="ce3" office:value-type="string">
            <text:p>3 std.</text:p>
          </table:table-cell>
          <table:table-cell table:style-name="ce3" office:value-type="string">
            <text:p>Kartenupload HTML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02">
            <text:p>02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03">
            <text:p>03.12.17</text:p>
          </table:table-cell>
          <table:table-cell table:number-columns-repeated="2"/>
          <table:table-cell table:style-name="ce3" office:value-type="string">
            <text:p>3 std.</text:p>
          </table:table-cell>
          <table:table-cell table:style-name="ce3" office:value-type="string">
            <text:p>Kartenupload CSS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04">
            <text:p>04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date" office:date-value="2017-12-05">
            <text:p>05.12.17</text:p>
          </table:table-cell>
          <table:table-cell table:number-columns-repeated="2"/>
          <table:table-cell table:style-name="ce3" office:value-type="string">
            <text:p>2 std.</text:p>
          </table:table-cell>
          <table:table-cell table:style-name="ce3" office:value-type="string">
            <text:p>Verkauf-seite erstellt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date" office:date-value="2017-12-06">
            <text:p>06.12.17</text:p>
          </table:table-cell>
          <table:table-cell table:number-columns-repeated="2"/>
          <table:table-cell table:style-name="ce3" office:value-type="string">
            <text:p>2 std.</text:p>
          </table:table-cell>
          <table:table-cell table:style-name="ce3" office:value-type="string">
            <text:p>Startseite ertsellt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07">
            <text:p>07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08">
            <text:p>08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date" office:date-value="2017-12-09">
            <text:p>09.12.17</text:p>
          </table:table-cell>
          <table:table-cell table:number-columns-repeated="2"/>
          <table:table-cell table:style-name="ce3" table:number-columns-repeated="2"/>
          <table:table-cell office:value-type="string">
            <text:p>5 std.</text:p>
          </table:table-cell>
          <table:table-cell office:value-type="string">
            <text:p>Firebase database verbinden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0">
            <text:p>10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1">
            <text:p>11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2">
            <text:p>12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3">
            <text:p>13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4">
            <text:p>14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5">
            <text:p>15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6">
            <text:p>16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date" office:date-value="2017-12-17">
            <text:p>17.12.17</text:p>
          </table:table-cell>
          <table:table-cell table:number-columns-repeated="2"/>
          <table:table-cell table:style-name="ce3" office:value-type="string">
            <text:p>4 std.</text:p>
          </table:table-cell>
          <table:table-cell table:style-name="ce3" office:value-type="string">
            <text:p>Unterseiten verbinden (CSS)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8">
            <text:p>18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19">
            <text:p>19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0">
            <text:p>20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1">
            <text:p>21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2">
            <text:p>22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3">
            <text:p>23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4">
            <text:p>24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5">
            <text:p>25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6">
            <text:p>26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7">
            <text:p>27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8">
            <text:p>28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29">
            <text:p>29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30">
            <text:p>30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7-12-31">
            <text:p>31.12.17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1">
            <text:p>01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2">
            <text:p>02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3">
            <text:p>03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4">
            <text:p>04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5">
            <text:p>05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6">
            <text:p>06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7">
            <text:p>07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8">
            <text:p>08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09">
            <text:p>09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10">
            <text:p>10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11">
            <text:p>11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12">
            <text:p>12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13">
            <text:p>13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14">
            <text:p>14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15">
            <text:p>15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8-01-16">
            <text:p>16.01.1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ce1"/>
        <table:table-column table:style-name="co8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1" table:default-cell-style-name="ce1"/>
        <table:table-column table:style-name="co8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8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8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.12.2017</text:date>, <text:time>20:43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liam hiscox</meta:initial-creator>
    <dc:creator>liam hiscox</dc:creator>
    <meta:creation-date>2017-12-17T11:04:27Z</meta:creation-date>
    <dc:date>2017-12-17T20:43:31.17</dc:date>
    <meta:editing-cycles>11</meta:editing-cycles>
    <meta:editing-duration>PT19M43S</meta:editing-duration>
    <meta:document-statistic meta:table-count="3" meta:cell-count="89" meta:object-count="0"/>
  </office:meta>
</office:document-meta>
</file>